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5E0000005EAB7516A6DE559A3A.png" manifest:media-type="image/png"/>
  <manifest:file-entry manifest:full-path="Pictures/100000000000005E0000005E9A7ADA020037D4C3.png" manifest:media-type="image/png"/>
  <manifest:file-entry manifest:full-path="Pictures/100000000000000800000008B2AA4E6A4F6D2D73.png" manifest:media-type="image/png"/>
  <manifest:file-entry manifest:full-path="Pictures/100000000000005E0000005E6CDAA923BAC79C8E.png" manifest:media-type="image/png"/>
  <manifest:file-entry manifest:full-path="Pictures/100000000000005E0000005EF98E5F45F7491963.png" manifest:media-type="image/png"/>
  <manifest:file-entry manifest:full-path="Pictures/100000000000005E0000005EAB6862D59EF3F3E6.png" manifest:media-type="image/png"/>
  <manifest:file-entry manifest:full-path="Pictures/100000000000000800000008028815B648AB1B5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bitmap" draw:fill-image-name="Fiery" draw:textarea-horizontal-align="justify" draw:textarea-vertical-align="middle" draw:auto-grow-height="false" fo:min-height="5.55cm" fo:min-width="5.158cm"/>
    </style:style>
    <style:style style:name="gr2" style:family="graphic" style:parent-style-name="objectwithoutfill">
      <style:graphic-properties draw:fill="none" draw:textarea-vertical-align="middle"/>
    </style:style>
    <style:style style:name="gr3" style:family="graphic" style:parent-style-name="standard">
      <style:graphic-properties draw:fill="bitmap" draw:fill-image-name="Space" draw:textarea-horizontal-align="justify" draw:textarea-vertical-align="middle" draw:auto-grow-height="false" fo:min-height="2.296cm" fo:min-width="2.612cm"/>
    </style:style>
    <style:style style:name="P1" style:family="paragraph">
      <loext:graphic-properties draw:fill="bitmap" draw:fill-image-name="Fiery"/>
      <style:paragraph-properties fo:text-align="center"/>
    </style:style>
    <style:style style:name="P2" style:family="paragraph">
      <loext:graphic-properties draw:fill="none"/>
      <style:paragraph-properties fo:text-align="center"/>
    </style:style>
    <style:style style:name="P3" style:family="paragraph">
      <loext:graphic-properties draw:fill="bitmap" draw:fill-image-name="Space"/>
      <style:paragraph-properties fo:text-align="center"/>
    </style:style>
  </office:automatic-styles>
  <office:body>
    <office:drawing>
      <draw:page draw:name="page1" draw:style-name="dp1" draw:master-page-name="Domyślnie">
        <draw:custom-shape draw:style-name="gr1" draw:text-style-name="P1" draw:layer="layout" svg:width="8cm" svg:height="8.2cm" svg:x="6cm" svg:y="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ath draw:style-name="gr2" draw:text-style-name="P2" draw:layer="layout" svg:width="8.263cm" svg:height="4.916cm" draw:transform="rotate (-1.46084058391925) translate (11.0823972764547cm 9.94106701481275cm)" svg:viewBox="0 0 8264 4917" svg:d="M0 1102c489-6 1030-156 1489 90 354 190 715 387 1112 460 540 99 1066 226 1613 328 412 76 798 211 1202 321 565 153 856 746 948 1266 88 503 174 1364 676 1350 457-13 57-939-240-1227-364-353-690-705-964-1119-423-637 495-731 786-1001 364-338 956-69 1349-337 362-248 475-968-170-1181-606-201-1021 223-1373 560-325 312-391 816-477 1260l-78 366-185 317">
          <text:p/>
        </draw:path>
        <draw:path draw:style-name="gr2" draw:text-style-name="P2" draw:layer="layout" svg:width="3.721cm" svg:height="0.564cm" draw:transform="rotate (-3.00074458295385) translate (9.912cm 12.186cm)" svg:viewBox="0 0 3722 565" svg:d="M0 0c584 35 1172 87 1734 246 421 119 860 139 1287 220l553 78 148 21">
          <text:p/>
        </draw:path>
        <draw:path draw:style-name="gr2" draw:text-style-name="P2" draw:layer="layout" svg:width="3.242cm" svg:height="0.598cm" svg:x="10.098cm" svg:y="12.037cm" svg:viewBox="0 0 3243 599" svg:d="M0 0c453 7 909 11 1342 261 407 234 895 357 1379 335h410 112">
          <text:p/>
        </draw:path>
        <draw:path draw:style-name="gr2" draw:text-style-name="P2" draw:layer="layout" svg:width="10.019cm" svg:height="13.066cm" svg:x="5.126cm" svg:y="-2.049cm" svg:viewBox="0 0 10020 13067" svg:d="M5084 0c189 553 189 1139 187 1714-3 458 263 1003 0 1379-330 469-1092 231-1640 335-453 86-831 319-1267 447-493 145-1000 422-1230 969-186 442-286 906-484 1342-217 477-499 910-597 1416-100 508-49 1027 75 1528 130 527 287 1037 708 1490 351 378 620 847 1155 969 391 89 768 236 1155 186 563-73 774 340 1342 336 508-3 806 592 1342 671 519 77 1071 424 1565 223 550-224 612-971 1080-1341 482-382 889-881 1118-1454 213-534 252-1116 373-1677 100-470 45-930-37-1378-95-508-336-978-596-1417-317-532-775-968-1230-1378-439-394-1039-542-1528-857-399-257-1130-73-1118-709 9-504-382-646-373-1155 6-434-50-844-74-1267l37-74">
          <text:p/>
        </draw:path>
        <draw:custom-shape draw:style-name="gr3" draw:text-style-name="P3" draw:layer="layout" svg:width="4.4cm" svg:height="3.6cm" svg:x="12.8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fill-image draw:name="_35__20_Percent" draw:display-name="5 Percent" xlink:href="Pictures/100000000000000800000008B2AA4E6A4F6D2D73.png" xlink:type="simple" xlink:show="embed" xlink:actuate="onLoad"/>
    <draw:fill-image draw:name="Fiery" xlink:href="Pictures/100000000000005E0000005E9A7ADA020037D4C3.png" xlink:type="simple" xlink:show="embed" xlink:actuate="onLoad"/>
    <draw:fill-image draw:name="Orange" xlink:href="Pictures/100000000000005E0000005E6CDAA923BAC79C8E.png" xlink:type="simple" xlink:show="embed" xlink:actuate="onLoad"/>
    <draw:fill-image draw:name="Pattern" xlink:href="Pictures/100000000000005E0000005EF98E5F45F7491963.png" xlink:type="simple" xlink:show="embed" xlink:actuate="onLoad"/>
    <draw:fill-image draw:name="Sky" xlink:href="Pictures/100000000000005E0000005EAB6862D59EF3F3E6.png" xlink:type="simple" xlink:show="embed" xlink:actuate="onLoad"/>
    <draw:fill-image draw:name="Solid_20_Diamond" draw:display-name="Solid Diamond" xlink:href="Pictures/100000000000000800000008028815B648AB1B51.png" xlink:type="simple" xlink:show="embed" xlink:actuate="onLoad"/>
    <draw:fill-image draw:name="Space" xlink:href="Pictures/100000000000005E0000005EAB7516A6DE559A3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10T10:29:16.232346211</meta:creation-date>
    <dc:date>2019-05-10T10:35:19.437406382</dc:date>
    <meta:editing-duration>PT6M3S</meta:editing-duration>
    <meta:editing-cycles>1</meta:editing-cycles>
    <meta:document-statistic meta:object-count="6"/>
    <meta:generator>LibreOffice/6.0.7.3$Linux_X86_64 LibreOffice_project/00m0$Build-3</meta:generator>
  </office:meta>
</office:document-meta>
</file>